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106cm" svg:stroke-color="#330000" draw:marker-start-width="0.358cm" draw:marker-end-width="0.358cm" draw:fill-color="#eeeeee" draw:opacity="50%" draw:textarea-horizontal-align="justify" draw:textarea-vertical-align="middle" draw:auto-grow-height="false" fo:min-height="9.122cm" fo:min-width="11.407cm" fo:padding-top="0.177cm" fo:padding-bottom="0.177cm" fo:padding-left="0.302cm" fo:padding-right="0.302cm" draw:shadow="hidden"/>
    </style:style>
    <style:style style:name="gr2" style:family="graphic" style:parent-style-name="standard">
      <style:graphic-properties draw:stroke="solid" draw:stroke-dash="Dashed_20__28_var_29_" svg:stroke-width="0.106cm" svg:stroke-color="#330000" draw:marker-start-width="0.358cm" draw:marker-end-width="0.358cm" draw:fill-color="#eeeeee" draw:opacity="50%" draw:textarea-horizontal-align="justify" draw:textarea-vertical-align="middle" draw:auto-grow-height="false" fo:min-height="4.068cm" fo:min-width="10.319cm" fo:padding-top="0.177cm" fo:padding-bottom="0.177cm" fo:padding-left="0.302cm" fo:padding-right="0.302cm" draw:shadow="hidden"/>
    </style:style>
    <style:style style:name="gr3" style:family="graphic" style:parent-style-name="standard">
      <style:graphic-properties draw:stroke="solid" draw:stroke-dash="Dashed_20__28_var_29_" svg:stroke-width="0.106cm" svg:stroke-color="#330000" draw:marker-start-width="0.358cm" draw:marker-end-width="0.358cm" draw:fill-color="#eeeeee" draw:opacity="50%" draw:textarea-horizontal-align="justify" draw:textarea-vertical-align="middle" draw:auto-grow-height="false" fo:min-height="1.362cm" fo:min-width="3.527cm" fo:padding-top="0.177cm" fo:padding-bottom="0.177cm" fo:padding-left="0.302cm" fo:padding-right="0.302cm" draw:shadow="hidden"/>
    </style:style>
    <style:style style:name="gr4" style:family="graphic" style:parent-style-name="standard">
      <style:graphic-properties draw:stroke="solid" draw:stroke-dash="Dashed_20__28_var_29_" svg:stroke-width="0.106cm" svg:stroke-color="#330000" draw:marker-start-width="0.358cm" draw:marker-end-width="0.358cm" draw:fill-color="#eeeeee" draw:opacity="50%" draw:textarea-horizontal-align="justify" draw:textarea-vertical-align="middle" draw:auto-grow-height="false" fo:min-height="2.084cm" fo:min-width="4.647cm" fo:padding-top="0.177cm" fo:padding-bottom="0.177cm" fo:padding-left="0.302cm" fo:padding-right="0.302cm" draw:shadow="hidden"/>
    </style:style>
    <style:style style:name="gr5" style:family="graphic" style:parent-style-name="standard">
      <style:graphic-properties draw:stroke="solid" draw:stroke-dash="Dashed_20__28_var_29_" svg:stroke-width="0.106cm" svg:stroke-color="#330000" draw:marker-start-width="0.358cm" draw:marker-end-width="0.358cm" draw:fill-color="#eeeeee" draw:opacity="50%" draw:textarea-horizontal-align="justify" draw:textarea-vertical-align="middle" draw:auto-grow-height="false" fo:min-height="2.084cm" fo:min-width="3.846cm" fo:padding-top="0.177cm" fo:padding-bottom="0.177cm" fo:padding-left="0.302cm" fo:padding-right="0.302cm" draw:shadow="hidden"/>
    </style:style>
    <style:style style:name="gr6" style:family="graphic" style:parent-style-name="standard">
      <style:graphic-properties draw:stroke="solid" draw:stroke-dash="Dashed_20__28_var_29_" svg:stroke-width="0.106cm" svg:stroke-color="#330000" draw:marker-start-width="0.358cm" draw:marker-end-width="0.358cm" draw:fill-color="#eeeeee" draw:opacity="50%" draw:textarea-horizontal-align="justify" draw:textarea-vertical-align="middle" draw:auto-grow-height="false" fo:min-height="2.896cm" fo:min-width="5.057cm" fo:padding-top="0.177cm" fo:padding-bottom="0.177cm" fo:padding-left="0.302cm" fo:padding-right="0.302cm" draw:shadow="hidden"/>
    </style:style>
    <style:style style:name="gr7" style:family="graphic" style:parent-style-name="standard">
      <style:graphic-properties draw:stroke="solid" draw:stroke-dash="Fine_20_Dashed" svg:stroke-width="0.113cm" svg:stroke-color="#000000" draw:marker-start-width="0.301cm" draw:marker-end-width="0.301cm" draw:stroke-linejoin="miter" svg:stroke-linecap="square" draw:fill="none" draw:fill-color="#ffffff" draw:textarea-horizontal-align="left" draw:textarea-vertical-align="top" draw:auto-grow-height="false" fo:padding-top="0.149cm" fo:padding-bottom="0.149cm" fo:padding-left="0.269cm" fo:padding-right="0.269cm" fo:wrap-option="wrap" draw:shadow-color="#1c1c1c"/>
    </style:style>
    <style:style style:name="gr8" style:family="graphic" style:parent-style-name="standard">
      <style:graphic-properties draw:stroke="dash" draw:stroke-dash="Fine_20_Dashed" svg:stroke-width="0.1cm" svg:stroke-color="#000000" draw:marker-start-width="0.283cm" draw:marker-end-width="0.283cm" draw:stroke-linejoin="miter" svg:stroke-linecap="square" draw:fill="none" draw:fill-color="#ffffff" draw:textarea-horizontal-align="left" draw:textarea-vertical-align="top" draw:auto-grow-height="false" fo:padding-top="0.144cm" fo:padding-bottom="0.144cm" fo:padding-left="0.264cm" fo:padding-right="0.264cm" fo:wrap-option="wrap" draw:shadow-color="#1c1c1c"/>
    </style:style>
    <style:style style:name="gr9" style:family="graphic" style:parent-style-name="standard">
      <style:graphic-properties draw:stroke="solid" draw:stroke-dash="Fine_20_Dashed" svg:stroke-width="0.1cm" svg:stroke-color="#000000" draw:marker-start-width="0.283cm" draw:marker-end-width="0.283cm" draw:stroke-linejoin="miter" svg:stroke-linecap="square" draw:fill="none" draw:fill-color="#ffffff" draw:textarea-horizontal-align="left" draw:textarea-vertical-align="top" draw:auto-grow-height="false" fo:padding-top="0.144cm" fo:padding-bottom="0.144cm" fo:padding-left="0.264cm" fo:padding-right="0.264cm" fo:wrap-option="wrap" draw:shadow-color="#1c1c1c"/>
    </style:style>
    <style:style style:name="gr10" style:family="graphic" style:parent-style-name="standard">
      <style:graphic-properties svg:stroke-width="0.106cm" svg:stroke-color="#000000" draw:marker-start-width="0.359cm" draw:marker-end-width="0.359cm" draw:fill="none" draw:fill-color="#729fcf" draw:textarea-horizontal-align="justify" draw:textarea-vertical-align="middle" draw:auto-grow-height="false" fo:min-height="0.458cm" fo:min-width="0.13cm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fo:min-height="0.75cm"/>
    </style:style>
    <style:style style:name="gr12" style:family="graphic" style:parent-style-name="standard">
      <style:graphic-properties svg:stroke-width="0.106cm" svg:stroke-color="#000000" draw:marker-start-width="0.359cm" draw:marker-end-width="0.359cm" draw:fill="none" draw:fill-color="#729fcf" draw:textarea-horizontal-align="justify" draw:textarea-vertical-align="middle" draw:auto-grow-height="false" fo:min-height="0.044cm" fo:min-width="0cm" fo:padding-top="0.178cm" fo:padding-bottom="0.178cm" fo:padding-left="0.303cm" fo:padding-right="0.303cm"/>
    </style:style>
    <style:style style:name="gr13" style:family="graphic" style:parent-style-name="standard">
      <style:graphic-properties draw:stroke="solid" draw:stroke-dash="Fine_20_Dashed" svg:stroke-width="0.106cm" svg:stroke-color="#000000" draw:marker-start-width="0.339cm" draw:marker-end-width="0.339cm" draw:stroke-linejoin="miter" svg:stroke-linecap="square" draw:fill="none" draw:fill-color="#ffffff" draw:textarea-horizontal-align="left" draw:textarea-vertical-align="top" draw:auto-grow-height="false" fo:padding-top="0.147cm" fo:padding-bottom="0.147cm" fo:padding-left="0.267cm" fo:padding-right="0.267cm" fo:wrap-option="wrap" draw:shadow-color="#1c1c1c"/>
    </style:style>
    <style:style style:name="gr14" style:family="graphic" style:parent-style-name="standard">
      <style:graphic-properties draw:stroke="solid" draw:stroke-dash="Dashed_20__28_var_29_" svg:stroke-width="0.106cm" svg:stroke-color="#330000" draw:marker-start-width="0.358cm" draw:marker-end-width="0.358cm" draw:fill-color="#eeeeee" draw:opacity="50%" draw:textarea-horizontal-align="justify" draw:textarea-vertical-align="middle" draw:auto-grow-height="false" fo:min-height="4.068cm" fo:min-width="4.929cm" fo:padding-top="0.177cm" fo:padding-bottom="0.177cm" fo:padding-left="0.302cm" fo:padding-right="0.302cm" draw:shadow="hidden"/>
    </style:style>
    <style:style style:name="gr15" style:family="graphic" style:parent-style-name="standard">
      <style:graphic-properties draw:stroke="none" svg:stroke-color="#000000" draw:fill="none" draw:fill-color="#ffffff" fo:min-height="0.55cm"/>
    </style:style>
    <style:style style:name="gr16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eeeeee" draw:opacity="50%"/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 draw:fill-color="#729fcf"/>
      <style:paragraph-properties fo:text-align="cente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3.035cm" svg:height="10.5cm" draw:transform="skewX (0.00122173047639603) translate (2.913cm 2.4cm)">
          <text:p text:style-name="P1"/>
          <text:p text:style-name="P1"><text:span text:style-name="T1">USER</text:span></text:p>
          <text:p text:style-name="P2"><text:span text:style-name="T1"/></text:p>
          <text:p text:style-name="P2"><text:span text:style-name="T1"># user_name</text:span><text:span text:style-name="T1"><text:tab/></text:span><text:span text:style-name="T1"><text:tab/></text:span><text:span text:style-name="T1">o u_location</text:span></text:p>
          <text:p text:style-name="P2"><text:span text:style-name="T1">o first_name</text:span><text:span text:style-name="T1"><text:tab/></text:span><text:span text:style-name="T1"><text:tab/></text:span><text:span text:style-name="T1">* is_banned</text:span></text:p>
          <text:p text:style-name="P2"><text:span text:style-name="T1">o last_name</text:span><text:span text:style-name="T1"><text:tab/></text:span><text:span text:style-name="T1"><text:tab/></text:span><text:span text:style-name="T1">o sub_id</text:span></text:p>
          <text:p text:style-name="P2"><text:span text:style-name="T1">* Password</text:span><text:span text:style-name="T1"><text:tab/></text:span><text:span text:style-name="T1"><text:tab/></text:span><text:span text:style-name="T1">o member_of</text:span></text:p>
          <text:p text:style-name="P2"><text:span text:style-name="T1">* user_email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1.401cm" svg:height="4.9cm" draw:transform="skewX (0.000872664625997165) translate (4.052cm 7.4cm)">
          <text:p text:style-name="P1"><text:span text:style-name="T1"/></text:p>
          <text:p text:style-name="P1"><text:span text:style-name="T1">PAID USER</text:span></text:p>
          <text:p text:style-name="P1"><text:span text:style-name="T1">o profile_pic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2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315cm" svg:height="1.9cm" draw:transform="skewX (0.0010471975511966) translate (11.334cm 4.1cm)">
          <text:p text:style-name="P1"><text:span text:style-name="T1"/></text:p>
          <text:p text:style-name="P1"><text:span text:style-name="T1">UNPAID</text:span></text:p>
          <text:p text:style-name="P1"/>
          <text:p text:style-name="P2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513cm" svg:height="2.7cm" draw:transform="skewX (0.00139626340159546) translate (4.435cm 9.1cm)">
          <text:p text:style-name="P1"><text:span text:style-name="T1"/></text:p>
          <text:p text:style-name="P1"><text:span text:style-name="T1">SUBSCRIBER</text:span></text:p>
          <text:p text:style-name="P2"><text:span text:style-name="T1"/></text:p>
          <text:p text:style-name="P2"><text:span text:style-name="T1">* sub_date</text:span></text:p>
          <text:p text:style-name="P2"><text:span text:style-name="T1">* sub_length</text:span></text:p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712cm" svg:height="2.7cm" draw:transform="skewX (0.0010471975511966) translate (10.351cm 9.1cm)">
          <text:p text:style-name="P1"><text:span text:style-name="T1"/></text:p>
          <text:p text:style-name="P1"><text:span text:style-name="T1"/></text:p>
          <text:p text:style-name="P1"><text:span text:style-name="T1">FULLY PAID</text:span></text:p>
          <text:p text:style-name="P1"><text:span text:style-name="T1"/></text:p>
          <text:p text:style-name="P2"><text:span text:style-name="T1">* purchase_id</text:span></text:p>
          <text:p text:style-name="P2"><text:span text:style-name="T1">* date_paid</text:span></text:p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6.011cm" svg:height="3.6cm" draw:transform="skewX (0.0010471975511966) translate (20.904cm 4.439cm)">
          <text:p text:style-name="P1"><text:span text:style-name="T1">ARMY ROSTER</text:span></text:p>
          <text:p text:style-name="P2"><text:span text:style-name="T1"/></text:p>
          <text:p text:style-name="P2"><text:span text:style-name="T1">* roster_name</text:span></text:p>
          <text:p text:style-name="P2"><text:span text:style-name="T1">o max_poi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5" draw:layer="layout" svg:x1="18.512cm" svg:y1="6.154cm" svg:x2="20.769cm" svg:y2="6.159cm">
          <text:p/>
        </draw:line>
        <draw:g>
          <draw:line draw:style-name="gr8" draw:text-style-name="P5" draw:layer="layout" svg:x1="16cm" svg:y1="6.085cm" svg:x2="18.282cm" svg:y2="6.112cm">
            <text:p/>
          </draw:line>
          <draw:line draw:style-name="gr8" draw:text-style-name="P5" draw:layer="layout" svg:x1="18.284cm" svg:y1="6.112cm" svg:x2="20.891cm" svg:y2="6.141cm">
            <text:p/>
          </draw:line>
          <draw:line draw:style-name="gr9" draw:text-style-name="P5" draw:layer="layout" svg:x1="19.914cm" svg:y1="6.129cm" svg:x2="20.886cm" svg:y2="7.365cm">
            <text:p/>
          </draw:line>
          <draw:line draw:style-name="gr9" draw:text-style-name="P5" draw:layer="layout" svg:x1="19.914cm" svg:y1="6.127cm" svg:x2="20.901cm" svg:y2="4.915cm">
            <text:p/>
          </draw:line>
        </draw:g>
        <draw:custom-shape draw:style-name="gr10" draw:text-style-name="P6" draw:layer="layout" svg:width="1.472cm" svg:height="1.628cm" draw:transform="skewX (0.00314159265358979) rotate (-1.57306525482249) translate (20.078cm 5.414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7" draw:layer="layout" svg:width="2.6cm" svg:height="1cm" svg:x="16cm" svg:y="5.3cm">
          <draw:text-box>
            <text:p><text:span text:style-name="T1">Creates</text:span></text:p>
          </draw:text-box>
        </draw:frame>
        <draw:frame draw:style-name="gr11" draw:text-style-name="P7" draw:layer="layout" svg:width="2.7cm" svg:height="1cm" svg:x="18.2cm" svg:y="7.1cm">
          <draw:text-box>
            <text:p><text:span text:style-name="T1">Created by</text:span></text:p>
          </draw:text-box>
        </draw:frame>
        <draw:line draw:style-name="gr8" draw:text-style-name="P5" draw:layer="layout" svg:x1="23.8cm" svg:y1="8.039cm" svg:x2="23.8cm" svg:y2="11.239cm">
          <text:p/>
        </draw:line>
        <draw:custom-shape draw:style-name="gr12" draw:text-style-name="P6" draw:layer="layout" svg:width="0.8cm" svg:height="0.8cm" svg:x="23.391cm" svg:y="9.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" draw:text-style-name="P5" draw:layer="layout" svg:x1="23.8cm" svg:y1="10.639cm" svg:x2="23.2cm" svg:y2="11.339cm">
          <text:p/>
        </draw:line>
        <draw:line draw:style-name="gr13" draw:text-style-name="P5" draw:layer="layout" svg:x1="24.4cm" svg:y1="11.339cm" svg:x2="23.8cm" svg:y2="10.639cm">
          <text:p/>
        </draw:line>
        <draw:custom-shape draw:style-name="gr14" draw:text-style-name="P3" draw:layer="layout" svg:width="6.011cm" svg:height="4.9cm" draw:transform="skewX (0.0010471975511966) translate (20.928cm 11.4cm)">
          <text:p text:style-name="P1"><text:span text:style-name="T1">ROSTER HISTORY</text:span></text:p>
          <text:p text:style-name="P2"><text:span text:style-name="T1"/></text:p>
          <text:p text:style-name="P2"><text:span text:style-name="T1">* roster_name</text:span></text:p>
          <text:p text:style-name="P2"><text:span text:style-name="T1">* roster_timestamp</text:span></text:p>
          <text:p text:style-name="P2"><text:span text:style-name="T1">o max_points</text:span></text:p>
          <text:p text:style-name="P2"><text:span text:style-name="T1">* Army_id</text:span></text:p>
          <text:p text:style-name="P2"><text:span text:style-name="T1">* User_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6.011cm" svg:height="3.6cm" draw:transform="skewX (0.0010471975511966) translate (6.504cm 16.4cm)">
          <text:p text:style-name="P1"><text:span text:style-name="T1">USER HISTORY</text:span></text:p>
          <text:p text:style-name="P2"><text:span text:style-name="T1"/></text:p>
          <text:p text:style-name="P2"><text:span text:style-name="T1">* user_name</text:span></text:p>
          <text:p text:style-name="P2"><text:span text:style-name="T1">* user_timestamp</text:span></text:p>
          <text:p text:style-name="P2"><text:span text:style-name="T1">* user_type</text:span></text:p>
          <text:p text:style-name="P2"><text:span text:style-name="T1">o paid_type</text:span></text:p>
          <text:p text:style-name="P2"><text:span text:style-name="T1">* is_bann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5" draw:layer="layout" svg:x1="23.8cm" svg:y1="11.339cm" svg:x2="23.8cm" svg:y2="8.039cm">
          <text:p/>
        </draw:line>
        <draw:line draw:style-name="gr8" draw:text-style-name="P5" draw:layer="layout" svg:x1="9.515cm" svg:y1="13cm" svg:x2="9.515cm" svg:y2="16.2cm">
          <text:p/>
        </draw:line>
        <draw:custom-shape draw:style-name="gr12" draw:text-style-name="P6" draw:layer="layout" svg:width="0.8cm" svg:height="0.8cm" svg:x="9.106cm" svg:y="14.7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" draw:text-style-name="P5" draw:layer="layout" svg:x1="9.515cm" svg:y1="15.6cm" svg:x2="8.915cm" svg:y2="16.3cm">
          <text:p/>
        </draw:line>
        <draw:line draw:style-name="gr13" draw:text-style-name="P5" draw:layer="layout" svg:x1="10.115cm" svg:y1="16.3cm" svg:x2="9.515cm" svg:y2="15.6cm">
          <text:p/>
        </draw:line>
        <draw:line draw:style-name="gr9" draw:text-style-name="P5" draw:layer="layout" svg:x1="9.515cm" svg:y1="16.3cm" svg:x2="9.5cm" svg:y2="13cm">
          <text:p/>
        </draw:line>
        <draw:frame draw:style-name="gr15" draw:text-style-name="P7" draw:layer="layout" svg:width="3.1cm" svg:height="0.8cm" svg:x="24.3cm" svg:y="8.1cm">
          <draw:text-box>
            <text:p><text:span text:style-name="T1">Feeds</text:span></text:p>
          </draw:text-box>
        </draw:frame>
        <draw:frame draw:style-name="gr15" draw:text-style-name="P7" draw:layer="layout" svg:width="2.8cm" svg:height="0.8cm" svg:x="20.685cm" svg:y="10.639cm">
          <draw:text-box>
            <text:p><text:span text:style-name="T1">Fed by</text:span></text:p>
          </draw:text-box>
        </draw:frame>
        <draw:frame draw:style-name="gr15" draw:text-style-name="P7" draw:layer="layout" svg:width="3.2cm" svg:height="0.8cm" svg:x="6.8cm" svg:y="15.7cm">
          <draw:text-box>
            <text:p><text:span text:style-name="T1">Fed by</text:span></text:p>
          </draw:text-box>
        </draw:frame>
        <draw:frame draw:style-name="gr16" draw:text-style-name="P7" draw:layer="layout" svg:width="3.6cm" svg:height="0.9cm" svg:x="9.4cm" svg:y="13cm">
          <draw:text-box>
            <text:p><text:span text:style-name="T1">Feed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4T23:06:50.681000000</meta:creation-date>
    <dc:date>2017-04-25T12:22:43.187000000</dc:date>
    <meta:editing-duration>PT1H59M13S</meta:editing-duration>
    <meta:editing-cycles>3</meta:editing-cycles>
    <meta:generator>LibreOffice/5.2.4.2$Windows_x86 LibreOffice_project/3d5603e1122f0f102b62521720ab13a38a4e0eb0</meta:generator>
    <meta:document-statistic meta:object-count="31"/>
  </office:meta>
</office:document-meta>
</file>